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928f2a" officeooo:paragraph-rsid="00928f2a" style:font-size-asian="12pt" style:font-name-complex="Times New Roman1"/>
    </style:style>
    <style:style style:name="P2"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3"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4"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6"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7" style:family="paragraph" style:parent-style-name="Standard">
      <style:paragraph-properties fo:text-align="justify" style:justify-single-word="false"/>
      <style:text-properties style:use-window-font-color="true" style:font-name="Times New Roman" fo:font-size="12pt" fo:language="es" fo:country="ES" fo:font-weight="normal" officeooo:rsid="00a58cb7" officeooo:paragraph-rsid="00a58cb7"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normal" officeooo:rsid="00a5dd54" officeooo:paragraph-rsid="00a5dd54"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text-align="center" style:justify-single-word="false"/>
      <style:text-properties style:use-window-font-color="true" style:font-name="Times New Roman" fo:font-size="18pt" officeooo:paragraph-rsid="00a24328" style:font-size-asian="18pt" style:font-name-complex="Times New Roman1"/>
    </style:style>
    <style:style style:name="P10" style:family="paragraph" style:parent-style-name="Standard">
      <style:paragraph-properties fo:text-align="justify" style:justify-single-word="false"/>
      <style:text-properties style:use-window-font-color="true" officeooo:paragraph-rsid="006a78af"/>
    </style:style>
    <style:style style:name="P11" style:family="paragraph" style:parent-style-name="Standard">
      <style:paragraph-properties fo:text-align="justify" style:justify-single-word="false"/>
      <style:text-properties style:use-window-font-color="true" officeooo:paragraph-rsid="00a58cb7"/>
    </style:style>
    <style:style style:name="P12" style:family="paragraph" style:parent-style-name="Standard">
      <style:paragraph-properties fo:text-align="justify" style:justify-single-word="false"/>
      <style:text-properties style:use-window-font-color="true" fo:font-weight="bold" officeooo:paragraph-rsid="006a78af" style:font-weight-asian="bold" style:font-weight-complex="bold"/>
    </style:style>
    <style:style style:name="P13" style:family="paragraph" style:parent-style-name="Standard">
      <style:paragraph-properties fo:text-align="center" style:justify-single-word="false"/>
      <style:text-properties style:use-window-font-color="true" fo:font-weight="bold" officeooo:paragraph-rsid="006a78af" style:font-weight-asian="bold" style:font-weight-complex="bold"/>
    </style:style>
    <style:style style:name="P14" style:family="paragraph" style:parent-style-name="Standard">
      <style:paragraph-properties fo:text-align="center" style:justify-single-word="false"/>
      <style:text-properties style:use-window-font-color="true" officeooo:paragraph-rsid="006a78af"/>
    </style:style>
    <style:style style:name="P15" style:family="paragraph" style:parent-style-name="Standard">
      <style:paragraph-properties fo:text-align="justify" style:justify-single-word="false"/>
      <style:text-properties officeooo:paragraph-rsid="006a78af"/>
    </style:style>
    <style:style style:name="T1" style:family="text">
      <style:text-properties style:use-window-font-color="true" style:font-name="Times New Roman" fo:font-size="12pt" fo:language="es" fo:country="ES" fo:font-weight="normal" style:font-name-asian="Times New Roman1" style:font-size-asian="12pt" style:font-weight-asian="normal" style:font-name-complex="Times New Roman1" style:font-size-complex="12pt" style:font-weight-complex="normal"/>
    </style:style>
    <style:style style:name="T2" style:family="text">
      <style:text-properties style:use-window-font-color="true" style:font-name="Times New Roman" fo:font-size="12pt" fo:language="es" fo:country="ES" fo:font-weight="normal" officeooo:rsid="00a58cb7" style:font-name-asian="Times New Roman1" style:font-size-asian="12pt" style:font-weight-asian="normal" style:font-name-complex="Times New Roman1" style:font-size-complex="12pt" style:font-weight-complex="normal"/>
    </style:style>
    <style:style style:name="T3" style:family="text">
      <style:text-properties fo:language="es" fo:country="ES" fo:font-weight="bold" officeooo:rsid="00a24328" style:font-weight-asian="bold"/>
    </style:style>
    <style:style style:name="T4" style:family="text">
      <style:text-properties officeooo:rsid="00a58cb7"/>
    </style:style>
    <style:style style:name="T5" style:family="text">
      <style:text-properties style:font-name="Times New Roman" fo:font-size="12pt" fo:language="es" fo:country="ES" fo:font-weight="normal" style:font-name-asian="Times New Roman1" style:font-size-asian="12pt" style:font-weight-asian="normal" style:font-name-complex="Times New Roman1" style:font-size-complex="12pt" style:font-weight-complex="normal"/>
    </style:style>
    <style:style style:name="T6" style:family="text">
      <style:text-properties style:font-name="Times New Roman" fo:font-size="12pt" fo:language="es" fo:country="ES" fo:font-weight="normal" officeooo:rsid="00a58cb7" style:font-name-asian="Times New Roman1" style:font-size-asian="12pt" style:font-weight-asian="normal" style:font-name-complex="Times New Roman1" style:font-size-complex="12pt" style:font-weight-complex="normal"/>
    </style:style>
    <style:style style:name="T7" style:family="text">
      <style:text-properties style:font-name="Times New Roman" fo:font-size="12pt" fo:language="es" fo:country="ES" fo:font-weight="normal" officeooo:rsid="00a5dd54" style:font-name-asian="Times New Roman1" style:font-size-asian="12pt" style:font-weight-asian="normal" style:font-name-complex="Times New Roman1" style:font-size-complex="12pt" style:font-weight-complex="normal"/>
    </style:style>
    <style:style style:name="T8" style:family="text">
      <style:text-properties style:font-name="Times New Roman" fo:font-size="12pt" fo:language="es" fo:country="ES" style:font-name-asian="Times New Roman1" style:font-size-asian="12pt" style:font-name-complex="Times New Roman1" style:font-size-complex="12pt"/>
    </style:style>
    <style:style style:name="T9"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STATUTOS DE LA ASOCIACIÓN</text:p>
      <text:p text:style-name="P9"><text:span text:style-name="T3">“ id-unid-0 ”</text:span></text:p>
      <text:p text:style-name="P1"/>
      <text:p text:style-name="P3">DISPOSICIONES GENERALES</text:p>
      <text:p text:style-name="P2"/>
      <text:p text:style-name="P5">Artículo 1. Denominación.</text:p>
      <text:p text:style-name="P6">Esta asociación tiene personalidad jurídica propia para el cumplimiento de sus fines y se regulará por la Ley Orgánica 1/2002, de 22 de marzo, por estos estatutos y por los acuerdos establecidos válidamente por sus órganos, con total respeto a los principios de representación y organización democrática.</text:p>
      <text:p text:style-name="P10"><text:span text:style-name="T5">Esta Asociación funcionará con el nombre de </text:span><text:span text:style-name="T6">id-unid-8</text:span><text:span text:style-name="T5">.</text:span></text:p>
      <text:p text:style-name="P10"><text:span text:style-name="T5"/></text:p>
      <text:p text:style-name="P10"><text:span text:style-name="T9">Artículo 2. Domicilio.</text:span></text:p>
      <text:p text:style-name="P10"><text:span text:style-name="T5">La asociación tendrá su domicilio social en la siguiente dirección postal: </text:span><text:span text:style-name="T6">id-unid-1</text:span><text:span text:style-name="T5">, </text:span><text:span text:style-name="T6">id-unid-4</text:span></text:p>
      <text:p text:style-name="P10"><text:span text:style-name="T5">Este domicilio podrá ser modificado y trasladado por acuerdo de la Asamblea General a propuesta de la Junta Directiva.</text:span></text:p>
      <text:p text:style-name="P10"><text:span text:style-name="T5"></text:span></text:p>
      <text:p text:style-name="P12"><text:span text:style-name="T8">Artículo 3. Duración.</text:span></text:p>
      <text:p text:style-name="P10"><text:span text:style-name="T5"></text:span></text:p>
      <text:p text:style-name="P15"><text:span text:style-name="T1">La duración será por tiempo </text:span><text:span text:style-name="T2">id-unid-5</text:span></text:p>
      <text:p text:style-name="P10"><text:span text:style-name="T5"/></text:p>
      <text:p text:style-name="P12"><text:span text:style-name="T8">Artículo 4. Fines (objetivos).</text:span></text:p>
      <text:p text:style-name="P10"><text:span text:style-name="T5">De conformidad con el artículo 22 de la Constitución Española se constituye una entidad de derecho privado, no lucrativa, dotada de personalidad jurídica propia, capacidad de obrar y que se regirá por la Ley Orgánica 1/2002, de 22 de marzo, reguladora del Derecho de Asociación, siendo su objeto el que se especificará a continuación:</text:span></text:p>
      <text:p text:style-name="P10"><text:span text:style-name="T6">id-unid-2.</text:span><text:span text:style-name="T5"> </text:span></text:p>
      <text:p text:style-name="P10"><text:span text:style-name="T5"></text:span></text:p>
      <text:p text:style-name="P10"><text:span text:style-name="T9">Artículo 5. Actividades.</text:span></text:p>
      <text:p text:style-name="P10"><text:span text:style-name="T5">Para el cumplimiento de sus fines la Asociación organizará las siguientes actividades:</text:span></text:p>
      <text:p text:style-name="P10"><text:span text:style-name="T6">id-unid-3</text:span><text:span text:style-name="T5">.</text:span></text:p>
      <text:p text:style-name="P10"><text:span text:style-name="T5"><text:s/></text:span></text:p>
      <text:p text:style-name="P10"><text:soft-page-break/><text:span text:style-name="T5"></text:span></text:p>
      <text:p text:style-name="P13"><text:span text:style-name="T8">MIEMBROS DE LA ASOCIACIÓN</text:span></text:p>
      <text:p text:style-name="P10"><text:span text:style-name="T5"></text:span></text:p>
      <text:p text:style-name="P12"><text:span text:style-name="T8">Artículo 6. Requisitos para asociarse.</text:span></text:p>
      <text:p text:style-name="P10"><text:span text:style-name="T5"></text:span><text:span text:style-name="T6">id-dec-10</text:span></text:p>
      <text:p text:style-name="P10"><text:span text:style-name="T5"></text:span><text:span text:style-name="T6">id-unid-9</text:span></text:p>
      <text:p text:style-name="P10"><text:span text:style-name="T5"></text:span></text:p>
      <text:p text:style-name="P10"><text:span text:style-name="T9">Artículo 7. Clases de Asociados.</text:span></text:p>
      <text:p text:style-name="P10"><text:span text:style-name="T5">Existirán las siguientes clases de asociados:</text:span></text:p>
      <text:p text:style-name="P10"><text:span text:style-name="T5">- Fundadores: que serán aquellos que participen en el acto de constitución (creación) de la Asociación.</text:span></text:p>
      <text:p text:style-name="P7">id-dec-11</text:p>
      <text:p text:style-name="P10"><text:span text:style-name="T5"></text:span><text:span text:style-name="T6">id-dec-12</text:span></text:p>
      <text:p text:style-name="P10"><text:span text:style-name="T5"></text:span></text:p>
      <text:p text:style-name="P10"><text:span text:style-name="T9">Artículo 8. Causas de pérdida de la condición de asociado.</text:span></text:p>
      <text:p text:style-name="P10"><text:span text:style-name="T5">Se perderá la condición de asociado por alguna de las causas siguientes:</text:span></text:p>
      <text:p text:style-name="P10"><text:span text:style-name="T5">a) Por voluntad de la persona, manifestada por escrito a el órgano de representación. </text:span></text:p>
      <text:p text:style-name="P10"><text:span text:style-name="T5">b) Por incumplimiento de sus obligaciones económicas, si se dejan de pagar </text:span><text:span text:style-name="T6">id-dec-13</text:span><text:span text:style-name="T5"> cuotas periódicas.</text:span></text:p>
      <text:p text:style-name="P10"><text:span text:style-name="T5">c) Por conducta incorrecta, por desprestigiar a la Asociación con hechos o palabras que perturben gravemente los actos organizados por la misma y la normal convivencia entre los asociados.</text:span></text:p>
      <text:p text:style-name="P10"><text:span text:style-name="T5">En los supuestos de sanción y separación de los asociados, se informará en todo caso al afectado de los hechos que puedan dar lugar a tales medidas, y se les oirá previamente, debiendo ser motivado el acuerdo que, en tal sentido, se adopte.</text:span></text:p>
      <text:p text:style-name="P10"><text:span text:style-name="T5"></text:span></text:p>
      <text:p text:style-name="P10"><text:span text:style-name="T9">Artículo 9. Derechos de los asociados.</text:span></text:p>
      <text:p text:style-name="P10"><text:span text:style-name="T5">a) Asistir, participar y votar en las Asambleas generales. </text:span></text:p>
      <text:p text:style-name="P10"><text:span text:style-name="T5">b) Formar parte de los órganos de la asociación. </text:span></text:p>
      <text:p text:style-name="P10"><text:span text:style-name="T5">c) Tener información del desarrollo de las actividades de la entidad, de su situación patrimonial y de la identidad de los asociados. </text:span></text:p>
      <text:p text:style-name="P10"><text:span text:style-name="T5">d) Participar en los actos de la asociación. </text:span></text:p>
      <text:p text:style-name="P10"><text:span text:style-name="T5">e) Conocer los estatutos, los reglamentos y normas de funcionamiento de la asociación. </text:span></text:p>
      <text:p text:style-name="P10"><text:soft-page-break/><text:span text:style-name="T5"></text:span></text:p>
      <text:p text:style-name="P10"><text:span text:style-name="T5">f) Consultar los libros de la asociación, conforme a las normas que determinen su acceso a la documentación de la entidad. </text:span></text:p>
      <text:p text:style-name="P10"><text:span text:style-name="T5">g) Separarse libremente de la asociación. </text:span></text:p>
      <text:p text:style-name="P10"><text:span text:style-name="T5">h) Ser oído con carácter previo a la adopción de medidas disciplinarias contra su persona y a ser informado de los hechos que den lugar a tales medidas, debiendo ser motivado, en su caso, el acuerdo que imponga la sanción. </text:span></text:p>
      <text:p text:style-name="P10"><text:span text:style-name="T5">i) Impugnar los acuerdos de los órganos de la asociación, cuando los estime contrarios a la Ley o a los Estatutos.</text:span></text:p>
      <text:p text:style-name="P10"><text:span text:style-name="T5">f) Hacer sugerencias a los miembros de la Junta Directiva para un mejor cumplimiento de los fines de la Asociación.</text:span></text:p>
      <text:p text:style-name="P10"><text:span text:style-name="T5">Los asociados de honor, y los menores de edad tendrán los mismos derechos salvo el de voto en la Asamblea General y el de participación en la Junta Directiva de la Asociación.</text:span></text:p>
      <text:p text:style-name="P10"><text:span text:style-name="T5"></text:span></text:p>
      <text:p text:style-name="P10"><text:span text:style-name="T9">Artículo 10. Deberes de los asociados.</text:span></text:p>
      <text:p text:style-name="P10"><text:span text:style-name="T5">a) Compartir las finalidades de la asociación y colaborar para la consecución de las mismas.</text:span></text:p>
      <text:p text:style-name="P10"><text:span text:style-name="T5">b) Pagar las cuotas, derramas y otras aportaciones que se determinen mediante acuerdo adoptado por la Asamblea General.</text:span></text:p>
      <text:p text:style-name="P10"><text:span text:style-name="T5">c) Cumplir el resto de obligaciones que resulten de las disposiciones estatutarias.</text:span></text:p>
      <text:p text:style-name="P10"><text:span text:style-name="T5">d) Acatar y cumplir los acuerdos válidamente adoptados por los órganos de gobierno y representación de la Asociación. </text:span></text:p>
      <text:p text:style-name="P10"><text:span text:style-name="T5"></text:span></text:p>
      <text:p text:style-name="P13"><text:span text:style-name="T8">ÓRGANOS DE GOBIERNO</text:span></text:p>
      <text:p text:style-name="P10"><text:span text:style-name="T5"></text:span></text:p>
      <text:p text:style-name="P10"><text:span text:style-name="T9">Artículo 11. Órganos de gobierno y representación de la Asociación.</text:span></text:p>
      <text:p text:style-name="P10"><text:span text:style-name="T5">Los órganos de gobierno y representación de la Asociación son, respectivamente, la Asamblea General y la Junta Directiva.</text:span></text:p>
      <text:p text:style-name="P10"><text:span text:style-name="T5"></text:span></text:p>
      <text:p text:style-name="P13"><text:span text:style-name="T8">ASAMBLEA GENERAL</text:span></text:p>
      <text:p text:style-name="P10"><text:span text:style-name="T5"></text:span></text:p>
      <text:p text:style-name="P10"><text:span text:style-name="T9">Artículo 12. Naturaleza.</text:span><text:span text:style-name="T5"></text:span></text:p>
      <text:p text:style-name="P10"><text:span text:style-name="T5">La Asamblea General es el órgano supremo de la Asociación, integrada por todos los asociados, que adoptará sus acuerdos bajo el principio democrático de mayorías de los votos válidamente emitidos.</text:span></text:p>
      <text:p text:style-name="P10"><text:soft-page-break/><text:span text:style-name="T5"></text:span></text:p>
      <text:p text:style-name="P10"><text:span text:style-name="T9">Artículo 13. <text:s/>Reuniones.</text:span></text:p>
      <text:p text:style-name="P10"><text:span text:style-name="T5">Deberá ser convocada al menos en sesión ordinaria una vez al año, dentro del primer trimestre anual, para examinar y aprobar la liquidación anual de las cuentas del ejercicio anterior, el presupuesto del ejercicio corriente y la memoria de actividades del ejercicio anterior.</text:span></text:p>
      <text:p text:style-name="P10"><text:span text:style-name="T5">Asimismo se podrá convocar en sesión extraordinaria cuando así lo acuerde el órgano de representación y cuando lo soliciten un número de asociados no inferior al 10%.</text:span></text:p>
      <text:p text:style-name="P10"><text:span text:style-name="T5">En el supuesto de que la convocatoria se efectúe a iniciativa de los asociados, la reunión deberá celebrarse en el plazo de treinta días naturales desde la presentación de la solicitud. </text:span></text:p>
      <text:p text:style-name="P10"><text:span text:style-name="T5"></text:span></text:p>
      <text:p text:style-name="P10"><text:span text:style-name="T9">Artículo 14. <text:s/>Convocatorias.</text:span></text:p>
      <text:p text:style-name="P10"><text:span text:style-name="T5">Las Asambleas Generales serán convocadas por el Presidente, haciendo expresa indicación del orden del día establecido por el órgano de representación o por los asociados que hayan solicitado su convocatoria.</text:span></text:p>
      <text:p text:style-name="P10"><text:span text:style-name="T5">En ambos casos, se incluirán en el orden del día aquéllos asuntos que propongan los asociados, cuando así lo soliciten un porcentaje no inferior a 10%.</text:span></text:p>
      <text:p text:style-name="P10"><text:span text:style-name="T5">Por razones de urgencia, podrán reducirse los mencionados plazos.</text:span></text:p>
      <text:p text:style-name="P10"><text:span text:style-name="T5"></text:span></text:p>
      <text:p text:style-name="P10"><text:span text:style-name="T9">Artículo 15. Quórum de validez de constitución y quórum de adopción de acuerdos.</text:span></text:p>
      <text:p text:style-name="P10"><text:span text:style-name="T5">Las Asambleas Generales, tanto ordinarias como extraordinarias, quedarán válidamente constituidas, en primera convocatoria cuando concurran a ella, presentes o representados, un tercio de los asociados, y en la segunda convocatoria cualquiera que sea el número de asociados concurrentes. </text:span></text:p>
      <text:p text:style-name="P10"><text:span text:style-name="T5">Los asociados podrán conferir, con carácter especial para cada reunión, su representación a otro asociado o persona que estimen procedente, mediante escrito dirigido a la Presidencia. </text:span></text:p>
      <text:p text:style-name="P10"><text:span text:style-name="T5">Entre la convocatoria y el día señalado para la celebración de la Asamblea General en primera convocatoria habrán de mediar al menos 7 días pudiendo asimismo hacerse constar la fecha en la que, si procediera se reunirá la Asamblea General en segunda convocatoria, sin que entre una y otra reunión no pueda mediar un plazo inferior a 7 días. </text:span></text:p>
      <text:p text:style-name="P10"><text:span text:style-name="T5">Los acuerdos se tomarán por mayoría simple de votos de las personas presentes o representadas, salvo en los supuestos de modificación de estatutos, disolución de la asociación, disposición o enajenación (venta) de bienes o remuneración de los miembros de la Junta Directiva, en los que será necesaria una mayoría cualificada de 2/3 de los votos de las personas presentes o representadas, decidiendo en caso de empate el voto de calidad del Presidente, o de quien haga su papel.</text:span></text:p>
      <text:p text:style-name="P10"><text:span text:style-name="T5"></text:span></text:p>
      <text:p text:style-name="P12"><text:soft-page-break/><text:span text:style-name="T8">Artículo 16. Facultades de la Asamblea General.</text:span></text:p>
      <text:p text:style-name="P10"><text:span text:style-name="T5">Corresponde a la Asamblea General, deliberar y tomar acuerdos sobre los siguientes asuntos:</text:span></text:p>
      <text:p text:style-name="P10"><text:span text:style-name="T5">1) Examinar y aprobar el Plan General de actuación y la Memoria anual de actividades que le presente el órgano de representación. </text:span></text:p>
      <text:p text:style-name="P10"><text:span text:style-name="T5">2) Aprobar el Presupuesto anual de gastos e ingresos del siguiente año y el estado de cuentas del ejercicio anterior. </text:span></text:p>
      <text:p text:style-name="P10"><text:span text:style-name="T5">3) Decidir sobre la disposición o enajenación de bienes. </text:span></text:p>
      <text:p text:style-name="P10"><text:span text:style-name="T5">4) Elegir y separar a los miembros de el órgano de representación. </text:span></text:p>
      <text:p text:style-name="P10"><text:span text:style-name="T5">5) Solicitar la declaración de utilidad pública o interés público</text:span></text:p>
      <text:p text:style-name="P10"><text:span text:style-name="T5">6) Acordar la integración de la asociación en Federaciones o Confederaciones, así como la separación de las mismas. </text:span></text:p>
      <text:p text:style-name="P10"><text:span text:style-name="T5">7) Controlar la actividad del órgano de representación y aprobar su gestión. </text:span></text:p>
      <text:p text:style-name="P10"><text:span text:style-name="T5">8) Modificar los Estatutos. </text:span></text:p>
      <text:p text:style-name="P10"><text:span text:style-name="T5">9) Acordar la disolución de la Asociación. </text:span></text:p>
      <text:p text:style-name="P10"><text:span text:style-name="T5">10) Designar la Comisión Liquidadora en caso de disolución. </text:span></text:p>
      <text:p text:style-name="P10"><text:span text:style-name="T5">11) Acordar la remuneración de los miembros del órgano de representación, en su caso. </text:span></text:p>
      <text:p text:style-name="P10"><text:span text:style-name="T5">12) Ratificar las altas acordadas por el órgano de representación y conocer las bajas voluntarias de los asociados.</text:span></text:p>
      <text:p text:style-name="P10"><text:span text:style-name="T5">13) Resolver, en última instancia, los expedientes relativos a sanción y separación de los asociados, tramitados conforme al procedimiento disciplinario establecido en los presentes Estatutos.</text:span></text:p>
      <text:p text:style-name="P10"><text:span text:style-name="T5">Otras que le sean de su competencia en atención a la normativa aplicable.</text:span></text:p>
      <text:p text:style-name="P10"><text:span text:style-name="T5"><text:s/></text:span></text:p>
      <text:p text:style-name="P14"><text:span text:style-name="T9">JUNTA DIRECTIVA</text:span></text:p>
      <text:p text:style-name="P10"><text:span text:style-name="T5"></text:span></text:p>
      <text:p text:style-name="P10"><text:span text:style-name="T9">Artículo 17. <text:s/>Naturaleza y composición.</text:span></text:p>
      <text:p text:style-name="P10"><text:span text:style-name="T5">El órgano de representación de la asociación se denomina Junta Directiva.</text:span></text:p>
      <text:p text:style-name="P10"><text:span text:style-name="T5">Este órgano gestiona y representa los intereses de la Asociación, de acuerdo con las disposiciones y directivas de la Asamblea General. <text:s/>Sólo podrán formar parte del órgano de representación los asociados. </text:span></text:p>
      <text:p text:style-name="P10"><text:span text:style-name="T5">Estará formada por un Presidente, un Secretario, y en su caso un Vicepresidente, un Tesorero y Vocales, designados por la Asamblea General entre los asociados mayores de edad. Su mandato tendrá una duración de 1 año. </text:span></text:p>
      <text:p text:style-name="P10"><text:span text:style-name="T5"><text:s/></text:span></text:p>
      <text:p text:style-name="P7"><text:soft-page-break/>id-dec-14</text:p>
      <text:p text:style-name="P10"><text:span text:style-name="T5"></text:span></text:p>
      <text:p text:style-name="P10"><text:span text:style-name="T9">Artículo 18. <text:s/>Reuniones y quórum de constitución y adopción de acuerdos.</text:span></text:p>
      <text:p text:style-name="P10"><text:span text:style-name="T5">La Junta Directiva se reunirá previa convocatoria, debiendo haber al menos tres días entre ésta y su celebración, todas las veces que lo considere su Presidente y a petición del </text:span><text:span text:style-name="T6">id-dec-15</text:span><text:span text:style-name="T5"> % del total de asociados. Quedará constituida cuando asista la mitad más uno de sus miembros y para que sus acuerdos sean válidos deberán ser acordados por mayoría de votos. En caso de empate, será de calidad el voto del Presidente o de quien haga su papel.</text:span></text:p>
      <text:p text:style-name="P10"><text:span text:style-name="T5"></text:span></text:p>
      <text:p text:style-name="P10"><text:span text:style-name="T9">Artículo 19. Facultades de la Junta Directiva.</text:span></text:p>
      <text:p text:style-name="P10"><text:span text:style-name="T5">Las facultades del órgano de representación se extenderán, con carácter general, a todos los actos propios de las finalidades de la asociación, siempre que no requieran, conforme a los presentes Estatutos, autorización expresa de la Asamblea General. </text:span></text:p>
      <text:p text:style-name="P10"><text:span text:style-name="T5">En particular son facultades del órgano de representación: </text:span></text:p>
      <text:p text:style-name="P10"><text:span text:style-name="T5">a) Velar por el cumplimiento de los Estatutos y ejecutar los acuerdos tomados en las Asambleas Generales. </text:span></text:p>
      <text:p text:style-name="P10"><text:span text:style-name="T5">b) Confeccionar las memorias, cuentas, inventarios, balances y presupuestos de la Asociación.</text:span></text:p>
      <text:p text:style-name="P10"><text:span text:style-name="T5">c) Elaborar el borrador del Reglamento de Régimen Interior. </text:span></text:p>
      <text:p text:style-name="P10"><text:span text:style-name="T5">d) Acordar la celebración de actividades. </text:span></text:p>
      <text:p text:style-name="P10"><text:span text:style-name="T5">e) Tener a disposición de los asociados el Libro de Registro de Asociados.</text:span></text:p>
      <text:p text:style-name="P10"><text:span text:style-name="T5">f) Tener a disposición de los asociados los libros de Actas y de Contabilidad; así como la documentación de la entidad.</text:span></text:p>
      <text:p text:style-name="P10"><text:span text:style-name="T5">g) Recaudar la cuota de los asociados y administrar los fondos sociales. </text:span></text:p>
      <text:p text:style-name="P10"><text:span text:style-name="T5">h) Instruir los expedientes relativos a la sanción y separación de los asociados y adoptar, de forma cautelar, la resolución que proceda de los mismos, hasta su resolución definitiva por la Asamblea General. </text:span></text:p>
      <text:p text:style-name="P10"><text:span text:style-name="T5">i) Proponer a la Asamblea General para su aprobación las cuentas anuales y el presupuesto formulados por el tesorero, así como la memoria de actividades formuladas por el secretario. </text:span></text:p>
      <text:p text:style-name="P10"><text:span text:style-name="T5"></text:span></text:p>
      <text:p text:style-name="P10"><text:span text:style-name="T9">Artículo 20. <text:s/>El Presidente.</text:span></text:p>
      <text:p text:style-name="P10"><text:span text:style-name="T5">Serán atribuciones del Presidente serán: </text:span></text:p>
      <text:p text:style-name="P10"><text:span text:style-name="T5">a) Ostentar la representación legal de la Asociación. </text:span></text:p>
      <text:p text:style-name="P10"><text:span text:style-name="T5">b) Convocar y presidir las reuniones del órgano de representación y de la Asamblea General de acuerdo con lo establecido en los presentes Estatutos. </text:span></text:p>
      <text:p text:style-name="P10"><text:soft-page-break/><text:span text:style-name="T5">c) Velar por el cumplimiento de los fines sociales. </text:span></text:p>
      <text:p text:style-name="P10"><text:span text:style-name="T5">d) Autorizar con su firma las actas, certificaciones y demás documentos de la Asociación. </text:span></text:p>
      <text:p text:style-name="P10"><text:span text:style-name="T5">e) Solicitar, percibir o hacer efectivas las ayudas, subvenciones o patrocinios que por cualquier concepto provengan de organismos públicos o entidades privadas, así como contratar y convenir con entes públicos de cualquier naturaleza y privados.</text:span></text:p>
      <text:p text:style-name="P10"><text:span text:style-name="T5">f) Y cuantas facultades se le confieran, no expresamente asignadas a otros órganos. </text:span></text:p>
      <text:p text:style-name="P10"><text:span text:style-name="T5">g) Tendrá a su cargo los fondos pertenecientes a la Asociación.</text:span></text:p>
      <text:p text:style-name="P10"><text:span text:style-name="T5">h) Elaborar los presupuestos, balances e inventarios de la Asociación. </text:span></text:p>
      <text:p text:style-name="P10"><text:span text:style-name="T5">i) Firmará los recibos, cobrará las cuotas de los asociados y efectuará todos los cobros y pagos.</text:span></text:p>
      <text:p text:style-name="P10"><text:span text:style-name="T5">j) Llevar y custodiar los Libros de Contabilidad. </text:span></text:p>
      <text:p text:style-name="P10"><text:span text:style-name="T5">k) Formular las cuentas anuales y el presupuesto </text:span></text:p>
      <text:p text:style-name="P10"><text:span text:style-name="T5"></text:span></text:p>
      <text:p text:style-name="P10"><text:span text:style-name="T9">Artículo 21. El Vicepresidente.</text:span></text:p>
      <text:p text:style-name="P10"><text:span text:style-name="T5">Serán facultades del <text:s/>Vicepresidente: </text:span></text:p>
      <text:p text:style-name="P10"><text:span text:style-name="T5">a) Sustituir al Presidente en caso de vacante, ausencia o enfermedad asumiendo sus funciones, con carácter provisional, cuando el titular cesare en el cargo.</text:span></text:p>
      <text:p text:style-name="P10"><text:span text:style-name="T5">Las que les deleguen el Presidente o la Asamblea General.</text:span></text:p>
      <text:p text:style-name="P10"><text:span text:style-name="T5"></text:span></text:p>
      <text:p text:style-name="P10"><text:span text:style-name="T9">Artículo 22. El Secretario.</text:span></text:p>
      <text:p text:style-name="P10"><text:span text:style-name="T5">El Secretario tendrá a su cargo la dirección de los trabajos puramente administrativos de la Asociación, expedirá certificaciones, llevará los ficheros y guardará la documentación de la entidad, remitiendo en su caso, las comunicaciones a la Administración, con los requisitos oportunos.</text:span></text:p>
      <text:p text:style-name="P10"><text:span text:style-name="T5"><text:s/></text:span></text:p>
      <text:p text:style-name="P10"><text:span text:style-name="T9">Artículo 23. El Tesorero.</text:span><text:span text:style-name="T5"></text:span></text:p>
      <text:p text:style-name="P10"><text:span text:style-name="T5">El Tesorero recaudará los fondos pertenecientes a la Asociación y cumplirá con las órdenes de pago que expida el Presidente.</text:span></text:p>
      <text:p text:style-name="P10"><text:span text:style-name="T5"></text:span></text:p>
      <text:p text:style-name="P10"><text:span text:style-name="T9">Artículo 24. Los Vocales.</text:span></text:p>
      <text:p text:style-name="P10"><text:span text:style-name="T5">Los Vocales tendrán las obligaciones propias de su cargo como miembro de la Junta Directiva y así como las que nazcan de las delegaciones o comisiones de trabajo que la propia Junta les encargue.</text:span></text:p>
      <text:p text:style-name="P10"><text:span text:style-name="T5"><text:s/></text:span></text:p>
      <text:p text:style-name="P13"><text:soft-page-break/><text:span text:style-name="T8">RÉGIMEN ECONÓMICO</text:span></text:p>
      <text:p text:style-name="P10"><text:span text:style-name="T5"></text:span></text:p>
      <text:p text:style-name="P10"><text:span text:style-name="T9">Artículo 25. Patrimonio.</text:span></text:p>
      <text:p text:style-name="P11"><text:span text:style-name="T6">id-unid-6</text:span></text:p>
      <text:p text:style-name="P7">id-unid-7</text:p>
      <text:p text:style-name="P10"><text:span text:style-name="T5"></text:span></text:p>
      <text:p text:style-name="P10"><text:span text:style-name="T9">Artículo 26. Recursos.</text:span></text:p>
      <text:p text:style-name="P10"><text:span text:style-name="T5">La Junta general puede disponer de los recursos de la asociación con el límite fijado en los presupuestos anuales que se elaboren y aprueben.</text:span></text:p>
      <text:p text:style-name="P10"><text:span text:style-name="T5">Constituirán los recursos económicos de la Asociación: </text:span></text:p>
      <text:p text:style-name="P10"><text:span text:style-name="T5">a) Las cuotas de los miembros, periódicas o extraordinarias. </text:span></text:p>
      <text:p text:style-name="P10"><text:span text:style-name="T5">b) Las aportaciones, subvenciones, donaciones a título gratuito, herencias y legados recibidos. </text:span></text:p>
      <text:p text:style-name="P10"><text:span text:style-name="T5">c) Bienes muebles e inmuebles </text:span></text:p>
      <text:p text:style-name="P10"><text:span text:style-name="T5">d) Cualquier otro recurso susceptible de valoración económica y admitido en derecho.</text:span></text:p>
      <text:p text:style-name="P10"><text:span text:style-name="T5"></text:span></text:p>
      <text:p text:style-name="P10"><text:span text:style-name="T9">Artículo 27. Duración del ejercicio.</text:span></text:p>
      <text:p text:style-name="P15"><text:span text:style-name="T1">El ejercicio asociativo y económico será anual y su cierre tendrá lugar </text:span><text:span text:style-name="T2">id-unid-8</text:span></text:p>
      <text:p text:style-name="P10"><text:span text:style-name="T5"></text:span></text:p>
      <text:p text:style-name="P13"><text:span text:style-name="T8">DISOLUCIÓN</text:span></text:p>
      <text:p text:style-name="P10"><text:span text:style-name="T5"></text:span></text:p>
      <text:p text:style-name="P10"><text:span text:style-name="T9">Artículo 28. Disolución.</text:span></text:p>
      <text:p text:style-name="P10"><text:span text:style-name="T5">La Asociación se disolverá voluntariamente cuando así lo acuerde la Asamblea General, con el voto favorable de las tres quintas partes de los miembros asistentes. Además, la Asociación también podrá disolverse:</text:span></text:p>
      <text:p text:style-name="P10"><text:span text:style-name="T5"><text:tab/>a) Por Sentencia judicial firme. </text:span></text:p>
      <text:p text:style-name="P10"><text:span text:style-name="T5"><text:tab/>b) Por acuerdo de la Asamblea General Extraordinaria. </text:span></text:p>
      <text:p text:style-name="P10"><text:span text:style-name="T5"><text:tab/>c) Por las causas determinadas en el artículo 39 del Código Civil. </text:span></text:p>
      <text:p text:style-name="P10"><text:span text:style-name="T5"></text:span></text:p>
      <text:p text:style-name="P12"><text:span text:style-name="T8">Artículo 29. Liquidación y destino del remanente.</text:span></text:p>
      <text:p text:style-name="P10"><text:soft-page-break/><text:span text:style-name="T5">En caso de disolución se nombrará una comisión liquidadora. Una vez pagadas las deudas, el dinero sobrante, en su caso, se utilizará para objetivos que no desvirtúen la naturaleza no lucrativa de la Asociación.</text:span></text:p>
      <text:p text:style-name="P10"><text:span text:style-name="T5">La Comisión Liquidadora que tendrá las siguientes funciones: </text:span></text:p>
      <text:p text:style-name="P10"><text:span text:style-name="T5"><text:tab/>a) Velar por la integridad del patrimonio de la asociación. </text:span></text:p>
      <text:p text:style-name="P10"><text:span text:style-name="T5"><text:tab/>b) Concluir las operaciones pendientes y efectuar las nuevas, que sean precisas para la <text:tab/>liquidación de la asociación.</text:span></text:p>
      <text:p text:style-name="P10"><text:span text:style-name="T5"><text:tab/>c) Cobrar los créditos de la entidad. </text:span></text:p>
      <text:p text:style-name="P10"><text:span text:style-name="T5"><text:tab/>d) Liquidar el patrimonio y pagar a los acreedores. </text:span></text:p>
      <text:p text:style-name="P10"><text:span text:style-name="T5"><text:tab/>e) Aplicar los bienes sobrantes a los fines previstos en los presentes Estatutos. </text:span></text:p>
      <text:p text:style-name="P10"><text:span text:style-name="T5"><text:tab/>f) Solicitar la inscripción de la disolución en el Registro de Asociaciones. </text:span></text:p>
      <text:p text:style-name="P10"><text:span text:style-name="T5"/></text:p>
      <text:p text:style-name="P10"><text:span text:style-name="T5">En </text:span><text:span text:style-name="T7">id-dec-17</text:span><text:span text:style-name="T5">, a </text:span><text:span text:style-name="T7">id-dec-18</text:span><text:span text:style-name="T5">. </text:span></text:p>
      <text:p text:style-name="P10"><text:span text:style-name="T5"></text:span></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Fdo.: Los promotores.</text:span></text:p>
      <text:p text:style-name="P8">id-dec-16</text:p>
      <text:p text:style-name="P10"><text:span text:style-name="T5"/></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AMEJO ALARCON, J. (JUAN)</meta:initial-creator>
    <meta:editing-cycles>138</meta:editing-cycles>
    <meta:creation-date>2019-11-25T09:28:00</meta:creation-date>
    <dc:date>2020-07-25T22:20:41.319538284</dc:date>
    <meta:editing-duration>P1DT22H25M5S</meta:editing-duration>
    <meta:generator>LibreOffice/6.4.3.2$MacOSX_X86_64 LibreOffice_project/747b5d0ebf89f41c860ec2a39efd7cb15b54f2d8</meta:generator>
    <meta:document-statistic meta:table-count="0" meta:image-count="0" meta:object-count="0" meta:page-count="9" meta:paragraph-count="195" meta:word-count="2267" meta:character-count="14686" meta:non-whitespace-character-count="123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